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>
        <style:tab-stops/>
      </style:paragraph-properties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087d9e" style:font-size-asian="18pt" style:font-size-complex="18pt"/>
    </style:style>
    <style:style style:name="P4" style:family="paragraph" style:parent-style-name="Standard">
      <style:text-properties fo:font-size="18pt" officeooo:rsid="00087d9e" officeooo:paragraph-rsid="00087d9e" style:font-size-asian="18pt" style:font-size-complex="18pt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>
        <style:tab-stops/>
      </style:paragraph-properties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. DDL Commands:</text:p>
      <text:p text:style-name="P1"/>
      <text:p text:style-name="P1">1. Create the database named BANK and the above tables in the BANK database;</text:p>
      <text:p text:style-name="P1">include the Primary Key Constraint, Referential Integrity Constraints as shown in</text:p>
      <text:p text:style-name="P1">the schema diagram.</text:p>
      <text:p text:style-name="P1"/>
      <text:p text:style-name="P1">create table branchB48(bname varchar(18) primary key,city varchar(18));</text:p>
      <text:p text:style-name="P1"/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BNAME<text:tab/><text:tab/><text:tab/><text:tab/><text:tab/> <text:s text:c="2"/>NOT NULL VARCHAR2(18)</text:p>
      <text:p text:style-name="P1"><text:s/>CITY<text:tab/><text:tab/><text:tab/><text:tab/><text:tab/><text:tab/> <text:s text:c="3"/>VARCHAR2(18)</text:p>
      <text:p text:style-name="P1"/>
      <text:p text:style-name="P1"/>
      <text:p text:style-name="P1">create table custB48(cname varchar(18) primary key,city varchar(18));</text:p>
      <text:p text:style-name="P1"/>
      <text:p text:style-name="P1"/>
      <text:p text:style-name="P1">Table created.</text:p>
      <text:p text:style-name="P1"/>
      <text:p text:style-name="P1">SQL&gt; desc cus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CNAME<text:tab/><text:tab/><text:tab/><text:tab/><text:tab/> <text:s text:c="2"/>NOT NULL VARCHAR2(18)</text:p>
      <text:p text:style-name="P1"><text:s/>CITY<text:tab/><text:tab/><text:tab/><text:tab/><text:tab/><text:tab/> <text:s text:c="3"/>VARCHAR2(18)</text:p>
      <text:p text:style-name="P1"/>
      <text:p text:style-name="P1"/>
      <text:p text:style-name="P1">alter table custB48 drop (city);</text:p>
      <text:p text:style-name="P1"/>
      <text:p text:style-name="P1">Table altered.</text:p>
      <text:p text:style-name="P1"/>
      <text:p text:style-name="P4"/>
      <text:p text:style-name="P1"><text:soft-page-break/></text:p>
      <text:p text:style-name="P1"/>
      <text:p text:style-name="P1"/>
      <text:p text:style-name="P1">create table depositB48(actno varchar(5) primary key,cname varchar(18),bname varchar(18),amount number(8,2),adate date,foreign key(cname)references custB48,foreign key(bname)references branchB48);</text:p>
      <text:p text:style-name="P1"/>
      <text:p text:style-name="P1"/>
      <text:p text:style-name="P1">Table created.</text:p>
      <text:p text:style-name="P1"/>
      <text:p text:style-name="P1">SQL&gt; desc deposi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ACTNO<text:tab/><text:tab/><text:tab/><text:tab/><text:tab/> <text:s text:c="2"/>NOT NULL VARCHAR2(5)</text:p>
      <text:p text:style-name="P1"><text:s/>CNAME<text:tab/><text:tab/><text:tab/><text:tab/><text:tab/><text:tab/> <text:s text:c="3"/>VARCHAR2(18)</text:p>
      <text:p text:style-name="P1"><text:s/>BNAME<text:tab/><text:tab/><text:tab/><text:tab/><text:tab/><text:tab/> <text:s text:c="3"/>VARCHAR2(18)</text:p>
      <text:p text:style-name="P1"><text:s/>AMOUNT <text:tab/><text:tab/><text:tab/><text:tab/><text:tab/> <text:s text:c="3"/>NUMBER(8,2)</text:p>
      <text:p text:style-name="P1"><text:s/>ADATE<text:tab/><text:tab/><text:tab/><text:tab/><text:tab/><text:tab/> <text:s text:c="3"/>DATE</text:p>
      <text:p text:style-name="P1"/>
      <text:p text:style-name="P1"/>
      <text:p text:style-name="P1">alter table depositB48 drop (amount);</text:p>
      <text:p text:style-name="P1"/>
      <text:p text:style-name="P1"/>
      <text:p text:style-name="P1"/>
      <text:p text:style-name="P1">create table borrowB48(loanno varchar(5),cname varchar(18),bname varchar(18),amount number(8,2),foreign key(cname)references custB48,foreign key(bname)references branchB48);</text:p>
      <text:p text:style-name="P1"/>
      <text:p text:style-name="P1"/>
      <text:p text:style-name="P1">Table created.</text:p>
      <text:p text:style-name="P1"/>
      <text:p text:style-name="P1">SQL&gt; desc borrowB48;</text:p>
      <text:p text:style-name="P1"><text:s/>Name<text:tab/><text:tab/><text:tab/><text:tab/><text:tab/> <text:s text:c="2"/>Null? <text:s text:c="3"/>Type</text:p>
      <text:p text:style-name="P1"><text:soft-page-break/><text:s/>----------------------------------------- -------- ----------------------------</text:p>
      <text:p text:style-name="P1"><text:s/>LOANNO <text:tab/><text:tab/><text:tab/><text:tab/><text:tab/> <text:s text:c="3"/>VARCHAR2(5)</text:p>
      <text:p text:style-name="P1"><text:s/>CNAME<text:tab/><text:tab/><text:tab/><text:tab/><text:tab/><text:tab/> <text:s text:c="3"/>VARCHAR2(18)</text:p>
      <text:p text:style-name="P1"><text:s/>BNAME<text:tab/><text:tab/><text:tab/><text:tab/><text:tab/><text:tab/> <text:s text:c="3"/>VARCHAR2(18)</text:p>
      <text:p text:style-name="P1"><text:s/>AMOUNT <text:tab/><text:tab/><text:tab/><text:tab/><text:tab/> <text:s text:c="3"/>NUMBER(8,2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dd a field Zipcode to the table BRANCH with constraint not null and display its</text:p>
      <text:p text:style-name="P1">modified schema.</text:p>
      <text:p text:style-name="P1"/>
      <text:p text:style-name="P3"/>
      <text:p text:style-name="P3">alter table branchB48 add (zipcode varchar(5) NOT NULL);</text:p>
      <text:p text:style-name="P3"/>
      <text:p text:style-name="P3">Table altered.</text:p>
      <text:p text:style-name="P3"/>
      <text:p text:style-name="P3">SQL&gt; desc branchB48;</text:p>
      <text:p text:style-name="P3"><text:s/>Name<text:tab/><text:tab/><text:tab/><text:tab/><text:tab/> <text:s text:c="2"/>Null? <text:s text:c="3"/>Type</text:p>
      <text:p text:style-name="P3"><text:s/>----------------------------------------- -------- ----------------------------</text:p>
      <text:p text:style-name="P3"><text:s/>BNAME<text:tab/><text:tab/><text:tab/><text:tab/><text:tab/> <text:s text:c="2"/>NOT NULL VARCHAR2(18)</text:p>
      <text:p text:style-name="P3"><text:s/>CITY<text:tab/><text:tab/><text:tab/><text:tab/><text:tab/><text:tab/> <text:s text:c="3"/>VARCHAR2(18)</text:p>
      <text:p text:style-name="P3"><text:s/>ZIPCODE<text:tab/><text:tab/><text:tab/><text:tab/> <text:s text:c="2"/>NOT NULL VARCHAR2(5)</text:p>
      <text:p text:style-name="P1"/>
      <text:p text:style-name="P1"/>
      <text:p text:style-name="P1"/>
      <text:p text:style-name="P1">3. Set a constraint to the amount field in the DEPOSIT table that should not be below 500 rupees.</text:p>
      <text:p text:style-name="P3"/>
      <text:p text:style-name="P3">alter table depositB48 add (amount number(8,2) check(amount&gt;500));</text:p>
      <text:p text:style-name="P1"><text:soft-page-break/></text:p>
      <text:p text:style-name="P1"/>
      <text:p text:style-name="P1"/>
      <text:p text:style-name="P1">4. Modify the table CUSTOMER by changing the width of the field city to 30.</text:p>
      <text:p text:style-name="P1"/>
      <text:p text:style-name="P1"/>
      <text:p text:style-name="P1">SQL&gt; alter table custB48 add (city varchar(30));</text:p>
      <text:p text:style-name="P1"/>
      <text:p text:style-name="P1">Table altered.</text:p>
      <text:p text:style-name="P1"/>
      <text:p text:style-name="P1">SQL&gt; desc custB48;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CNAME<text:tab/><text:tab/><text:tab/><text:tab/><text:tab/> <text:s text:c="2"/>NOT NULL VARCHAR2(18)</text:p>
      <text:p text:style-name="P1"><text:s/>CITY<text:tab/><text:tab/><text:tab/><text:tab/><text:tab/><text:tab/> <text:s text:c="3"/>VARCHAR2(30)</text:p>
      <text:p text:style-name="P1"/>
      <text:p text:style-name="P1"/>
      <text:p text:style-name="P1"/>
      <text:p text:style-name="P1">5. Drop the column Zipcode from the BRANCH table.</text:p>
      <text:p text:style-name="P1"/>
      <text:p text:style-name="P3">alter table branchB48 drop (zipcode);</text:p>
      <text:p text:style-name="P3"/>
      <text:p text:style-name="P3">Table altered.</text:p>
      <text:p text:style-name="P3"/>
      <text:p text:style-name="P3">SQL&gt; desc branchB48;</text:p>
      <text:p text:style-name="P3"><text:s/>Name<text:tab/><text:tab/><text:tab/><text:tab/><text:tab/> <text:s text:c="2"/>Null? <text:s text:c="3"/>Type</text:p>
      <text:p text:style-name="P3"><text:s/>----------------------------------------- -------- ----------------------------</text:p>
      <text:p text:style-name="P3"><text:s/>BNAME<text:tab/><text:tab/><text:tab/><text:tab/><text:tab/> <text:s text:c="2"/>NOT NULL VARCHAR2(18)</text:p>
      <text:p text:style-name="P3"><text:s/>CITY<text:tab/><text:tab/><text:tab/><text:tab/><text:tab/><text:tab/> <text:s text:c="3"/>VARCHAR2(18)</text:p>
      <text:p text:style-name="P3"/>
      <text:p text:style-name="P1"/>
      <text:p text:style-name="P1"/>
      <text:p text:style-name="P1">6. Create a view with two columns actno, cname of account holders who have deposit</text:p>
      <text:p text:style-name="P1"><text:soft-page-break/>greater than 3000. Display the contents of created view.</text:p>
      <text:p text:style-name="P1"/>
      <text:p text:style-name="P1"/>
      <text:p text:style-name="P1"/>
      <text:p text:style-name="P5">II. DML Commands:</text:p>
      <text:p text:style-name="P5"/>
      <text:p text:style-name="P2">7. Insert details in the above tables using the values given below.</text:p>
      <text:p text:style-name="P2"/>
      <text:p text:style-name="P2"/>
      <text:p text:style-name="P2">insert into branchB48 <text:s/>values('VRCE','NAGPUR');</text:p>
      <text:p text:style-name="P2">insert into branchB48 <text:s/>values('AJNI','NAGPUR');</text:p>
      <text:p text:style-name="P2">insert into branchB48 <text:s/>values('KAROLBAGH','DELHI');</text:p>
      <text:p text:style-name="P2">insert into branchB48 <text:s/>values('CHANDINI','DELHI');</text:p>
      <text:p text:style-name="P2">insert into branchB48 <text:s/>values('M.G.ROAD','BANGLORE');</text:p>
      <text:p text:style-name="P2">insert into branchB48 <text:s/>values('ANDHERI','MUMBAI');</text:p>
      <text:p text:style-name="P2">insert into branchB48 <text:s/>values('NEHURU PLACE','DELHI');</text:p>
      <text:p text:style-name="P2">insert into branchB48 <text:s/>values('POWAI','MUMBAI');</text:p>
      <text:p text:style-name="P2">insert into branchB48 <text:s/>values('DHARAMPETH','NAGPUR');</text:p>
      <text:p text:style-name="P2">insert into branchB48 <text:s/>values('VIRAR','MUMBAI');</text:p>
      <text:p text:style-name="P2"/>
      <text:p text:style-name="P2">SQL&gt; SQL&gt; select * from branchB48;</text:p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>KAROLBAGH<text:tab/> <text:s text:c="2"/>DELHI</text:p>
      <text:p text:style-name="P2">CHANDINI<text:tab/> <text:s text:c="2"/>DELHI</text:p>
      <text:p text:style-name="P2">M.G.ROAD<text:tab/> <text:s text:c="2"/>BANGLORE</text:p>
      <text:p text:style-name="P2">ANDHERI <text:tab/> <text:s text:c="2"/>MUMBAI</text:p>
      <text:p text:style-name="P2">NEHURU PLACE<text:tab/> <text:s text:c="2"/>DELHI</text:p>
      <text:p text:style-name="P2">POWAI<text:tab/><text:tab/> <text:s text:c="2"/>MUMBAI</text:p>
      <text:p text:style-name="P2">DHARAMPETH<text:tab/> <text:s text:c="2"/>NAGPUR</text:p>
      <text:p text:style-name="P2">VIRAR<text:tab/><text:tab/> <text:s text:c="2"/>MUMBAI</text:p>
      <text:p text:style-name="P2"/>
      <text:p text:style-name="P2"><text:soft-page-break/>10 rows selected.</text:p>
      <text:p text:style-name="P2"/>
      <text:p text:style-name="P2"/>
      <text:p text:style-name="P2"/>
      <text:p text:style-name="P2">insert into custB48 <text:s/>values('ANIL','KOLKATA');</text:p>
      <text:p text:style-name="P2">insert into custB48 <text:s/>values('SUNIL','DELHI');</text:p>
      <text:p text:style-name="P2">insert into custB48 <text:s/>values('MEHUL','BARODA');</text:p>
      <text:p text:style-name="P2">insert into custB48 <text:s/>values('MANDAR','PATNA');</text:p>
      <text:p text:style-name="P2">insert into custB48 <text:s/>values('MANDHURI','NAGPUR');</text:p>
      <text:p text:style-name="P2">insert into custB48 <text:s/>values('PRAMOD','NAGPUR');</text:p>
      <text:p text:style-name="P2">insert into custB48 <text:s/>values('SANDIP','SURAT');</text:p>
      <text:p text:style-name="P2">insert into custB48 <text:s/>values('SHIVANI','MUMBAI');</text:p>
      <text:p text:style-name="P2">insert into custB48 <text:s/>values('KRANTI','MUMBAI');</text:p>
      <text:p text:style-name="P2">insert into custB48 <text:s/>values('NAREN','MUMBAI');</text:p>
      <text:p text:style-name="P2"/>
      <text:p text:style-name="P2">SQL&gt; select * from custB48;</text:p>
      <text:p text:style-name="P2"/>
      <text:p text:style-name="P2">CNAME<text:tab/><text:tab/> <text:s text:c="2"/>CITY</text:p>
      <text:p text:style-name="P2">------------------ ------------------------------</text:p>
      <text:p text:style-name="P2">ANIL<text:tab/><text:tab/> <text:s text:c="2"/>KOLKATA</text:p>
      <text:p text:style-name="P2">SUNIL<text:tab/><text:tab/> <text:s text:c="2"/>DELHI</text:p>
      <text:p text:style-name="P2">MEHUL<text:tab/><text:tab/> <text:s text:c="2"/>BARODA</text:p>
      <text:p text:style-name="P2">MANDAR<text:tab/><text:tab/> <text:s text:c="2"/>PATNA</text:p>
      <text:p text:style-name="P2">MANDHURI<text:tab/> <text:s text:c="2"/>NAGPUR</text:p>
      <text:p text:style-name="P2">PRAMOD<text:tab/><text:tab/> <text:s text:c="2"/>NAGPUR</text:p>
      <text:p text:style-name="P2">SANDIP<text:tab/><text:tab/> <text:s text:c="2"/>SURAT</text:p>
      <text:p text:style-name="P2">SHIVANI <text:tab/> <text:s text:c="2"/>MUMBAI</text:p>
      <text:p text:style-name="P2">KRANTI<text:tab/><text:tab/> <text:s text:c="2"/>MUMBAI</text:p>
      <text:p text:style-name="P2">NAREN<text:tab/><text:tab/> <text:s text:c="2"/>MUMBAI</text:p>
      <text:p text:style-name="P2"/>
      <text:p text:style-name="P2">10 rows selected.</text:p>
      <text:p text:style-name="P2"/>
      <text:p text:style-name="P2"/>
      <text:p text:style-name="P2">insert into borrowB48 values(201,'ANIL','VRCE',1000.00);</text:p>
      <text:p text:style-name="P2">insert into borrowB48 values(206,'MEHUL','AJNI',5000.00);</text:p>
      <text:p text:style-name="P2"><text:soft-page-break/>insert into borrowB48 values(311,'SUNIL','DHARAMPETH',3000.00);</text:p>
      <text:p text:style-name="P2">insert into borrowB48 values(321,'MANDHURI','ANDHERI',2000.00);</text:p>
      <text:p text:style-name="P2">insert into borrowB48 values(375,'PRAMOD','VIRAR',8000.00);</text:p>
      <text:p text:style-name="P2">insert into borrowB48 values(481,'KRANTI','NEHURU PLACE',3000.00);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8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/>
      <text:p text:style-name="P2">6 rows selected.</text:p>
      <text:p text:style-name="P2"/>
      <text:p text:style-name="P2"/>
      <text:p text:style-name="P2"/>
      <text:p text:style-name="P2">insert into DEPOSITB48 values(100,'ANIL','VRCE','01/mar/2005',1000.00);</text:p>
      <text:p text:style-name="P2"/>
      <text:p text:style-name="P2">insert into DEPOSITB48 values(101,'SUNIL','AJNI','04/jan/2006',5000.00);</text:p>
      <text:p text:style-name="P2"/>
      <text:p text:style-name="P2">insert into DEPOSITB48 values(102,'MEHUL','KAROLBAGH','17/nov/2005',3500.00);</text:p>
      <text:p text:style-name="P2"/>
      <text:p text:style-name="P2">insert into DEPOSITB48 values(103,'MANDHURI','CHANDINI','17/dec/2005',1200.00);</text:p>
      <text:p text:style-name="P2"/>
      <text:p text:style-name="P2"><text:soft-page-break/>insert into DEPOSITB48 values(104,'PRAMOD','M.G.ROAD','27/mar/2006',3000.00);</text:p>
      <text:p text:style-name="P2"/>
      <text:p text:style-name="P2">insert into DEPOSITB48 values(105,'SANDIP','ANDHERI','31/mar/2006',2000.00);</text:p>
      <text:p text:style-name="P2"/>
      <text:p text:style-name="P2">insert into DEPOSITB48 values(106,'SHIVANI','VIRAR','05/sep/2005',1000.00);</text:p>
      <text:p text:style-name="P2"/>
      <text:p text:style-name="P2">insert into DEPOSITB48 values(107,'KRANTI','NEHURU PLACE','02/jul/2005',5000.00);</text:p>
      <text:p text:style-name="P2"/>
      <text:p text:style-name="P2">insert into DEPOSITB48 values(108,'NAREN','POWAI','10/aug/2005',7000.00);</text:p>
      <text:p text:style-name="P2"/>
      <text:p text:style-name="P2"/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00</text:p>
      <text:p text:style-name="P2">101 <text:s text:c="2"/>SUNIL<text:tab/><text:tab/> AJNI<text:tab/><text:tab/> <text:s text:c="3"/>04-JAN-06<text:tab/> <text:s text:c="3"/>5000</text:p>
      <text:p text:style-name="P2">102 <text:s text:c="2"/>MEHUL<text:tab/><text:tab/> KAROLBAGH<text:tab/> <text:s text:c="3"/>17-NOV-05<text:tab/> <text:s text:c="3"/>3500</text:p>
      <text:p text:style-name="P2">104 <text:s text:c="2"/>PRAMOD<text:tab/><text:tab/> M.G.ROAD<text:tab/> <text:s text:c="3"/>27-MAR-06<text:tab/> <text:s text:c="3"/>3000</text:p>
      <text:p text:style-name="P2">105 <text:s text:c="2"/>SANDIP<text:tab/><text:tab/> ANDHERI<text:tab/> <text:s text:c="3"/>31-MAR-06<text:tab/> <text:s text:c="3"/>2000</text:p>
      <text:p text:style-name="P2">106 <text:s text:c="2"/>SHIVANI<text:tab/><text:tab/> VIRAR<text:tab/><text:tab/> <text:s text:c="3"/>05-SEP-05<text:tab/> <text:s text:c="3"/>1000</text:p>
      <text:p text:style-name="P2">107 <text:s text:c="2"/>KRANTI<text:tab/><text:tab/> NEHURU PLACE<text:tab/> <text:s text:c="3"/>02-JUL-05<text:tab/> <text:s text:c="3"/>5000</text:p>
      <text:p text:style-name="P2">108 <text:s text:c="2"/>NAREN<text:tab/><text:tab/> POWAI<text:tab/><text:tab/> <text:s text:c="3"/>10-AUG-05<text:tab/> <text:s text:c="3"/>7000</text:p>
      <text:p text:style-name="P2">103 <text:s text:c="2"/>MANDHURI<text:tab/><text:tab/> CHANDINI<text:tab/> <text:s text:c="3"/>17-DEC-05<text:tab/> <text:s text:c="3"/>1200</text:p>
      <text:p text:style-name="P2"/>
      <text:p text:style-name="P2">9 rows selected.</text:p>
      <text:p text:style-name="P2"/>
      <text:p text:style-name="P2"/>
      <text:p text:style-name="P2">8. Update the loan amount of Pramod to 6000 in BORROW table.</text:p>
      <text:p text:style-name="P2"><text:soft-page-break/></text:p>
      <text:p text:style-name="P2">8). update <text:s/>borrowB48 set AMOUNT=6000 where CNAME='PRAMOD';</text:p>
      <text:p text:style-name="P2"/>
      <text:p text:style-name="P2"/>
      <text:p text:style-name="P2">SQL&gt; update <text:s/>borrowB48 set AMOUNT=6000 where CNAME='PRAMOD';</text:p>
      <text:p text:style-name="P2"/>
      <text:p text:style-name="P2">1 row updated.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6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/>
      <text:p text:style-name="P2">6 rows selected.</text:p>
      <text:p text:style-name="P2"/>
      <text:p text:style-name="P2"/>
      <text:p text:style-name="P2"/>
      <text:p text:style-name="P2"/>
      <text:p text:style-name="P2">9. Add a 7% interest to each records in DEPOSIT table.</text:p>
      <text:p text:style-name="P2"/>
      <text:p text:style-name="P2">9). <text:s/>update deposit set amt=amt+amt*0.07</text:p>
      <text:p text:style-name="P2"/>
      <text:p text:style-name="P2"/>
      <text:p text:style-name="P2">update depositB48 set AMOUNT=AMOUNT+AMOUNT*0.07;</text:p>
      <text:p text:style-name="P2"/>
      <text:p text:style-name="P2"/>
      <text:p text:style-name="P2">ACTNO CNAME<text:tab/><text:tab/> BNAME<text:tab/><text:tab/> <text:s text:c="3"/>ADATE<text:tab/> <text:s/>AMOUNT</text:p>
      <text:p text:style-name="P2"><text:soft-page-break/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7 <text:s text:c="2"/>KRANTI<text:tab/><text:tab/> NEHURU PLACE<text:tab/> <text:s text:c="3"/>02-JUL-05<text:tab/> <text:s text:c="3"/>535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10 rows selected.</text:p>
      <text:p text:style-name="P2"/>
      <text:p text:style-name="P2"/>
      <text:p text:style-name="P2"/>
      <text:p text:style-name="P2"/>
      <text:p text:style-name="P2">10. Open a new account for Firoz from ‘Delhi’ in branch ‘Virar’ with date as today’s date.</text:p>
      <text:p text:style-name="P2"/>
      <text:p text:style-name="P2">update <text:s/>depositB48 set ADATE=SYSDATE where CNAME='FIROZ';</text:p>
      <text:p text:style-name="P2"/>
      <text:p text:style-name="P2">SQL&gt; select * from depositB48 where CNAME='FIROZ'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9 <text:s text:c="2"/>FIROZ<text:tab/><text:tab/> VIRAR<text:tab/><text:tab/> <text:s text:c="3"/>22-APR-22<text:tab/> <text:s text:c="3"/>2140</text:p>
      <text:p text:style-name="P2"/>
      <text:p text:style-name="P2"/>
      <text:p text:style-name="P2">11. Close the loan of KRANTI and conform it by verifying the current data of BORROW table.</text:p>
      <text:p text:style-name="P2"/>
      <text:p text:style-name="P2">11). <text:s/>delete from depositB48 where CNAME='KRANTI';</text:p>
      <text:p text:style-name="P2"/>
      <text:p text:style-name="P2"><text:soft-page-break/>1 row deleted.</text:p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9 rows selected.</text:p>
      <text:p text:style-name="P2"/>
      <text:p text:style-name="P6">III. TCL Commands:</text:p>
      <text:p text:style-name="P6"/>
      <text:p text:style-name="P2">12. Undo the previous delete operation.</text:p>
      <text:p text:style-name="P2"/>
      <text:p text:style-name="P2"/>
      <text:p text:style-name="P2">12). rollback;</text:p>
      <text:p text:style-name="P2"/>
      <text:p text:style-name="P2">Rollback complete.</text:p>
      <text:p text:style-name="P2"/>
      <text:p text:style-name="P2">13. Save all the transactions to the database.</text:p>
      <text:p text:style-name="P2"/>
      <text:p text:style-name="P2">13). commit;</text:p>
      <text:p text:style-name="P2">commit complete.</text:p>
      <text:p text:style-name="P2"/>
      <text:p text:style-name="P2">14. Grant the privilege to read and delete from the employees table to the User U1.</text:p>
      <text:p text:style-name="P2"/>
      <text:p text:style-name="P2"><text:soft-page-break/></text:p>
      <text:p text:style-name="P2">15. Revoke the delete privilege from U1.</text:p>
      <text:p text:style-name="P2"/>
      <text:p text:style-name="P2"/>
      <text:p text:style-name="P6">IV. Accessing database (SELECT, Filtering using WHERE, HAVING, ORDER BY Clauses, String functions, Subquery):</text:p>
      <text:p text:style-name="P2">16. List the contents of above tables.</text:p>
      <text:p text:style-name="P2"/>
      <text:p text:style-name="P2">SQL&gt; select * from custB48;</text:p>
      <text:p text:style-name="P2"/>
      <text:p text:style-name="P2">CNAME<text:tab/><text:tab/> <text:s text:c="2"/>CITY</text:p>
      <text:p text:style-name="P2">------------------ ------------------------------</text:p>
      <text:p text:style-name="P2">ANIL<text:tab/><text:tab/> <text:s text:c="2"/>KOLKATA</text:p>
      <text:p text:style-name="P2">SUNIL<text:tab/><text:tab/> <text:s text:c="2"/>DELHI</text:p>
      <text:p text:style-name="P2">MEHUL<text:tab/><text:tab/> <text:s text:c="2"/>BARODA</text:p>
      <text:p text:style-name="P2">MANDAR<text:tab/><text:tab/> <text:s text:c="2"/>PATNA</text:p>
      <text:p text:style-name="P2">MANDHURI<text:tab/> <text:s text:c="2"/>NAGPUR</text:p>
      <text:p text:style-name="P2">PRAMOD<text:tab/><text:tab/> <text:s text:c="2"/>NAGPUR</text:p>
      <text:p text:style-name="P2">SANDIP<text:tab/><text:tab/> <text:s text:c="2"/>SURAT</text:p>
      <text:p text:style-name="P2">SHIVANI <text:tab/> <text:s text:c="2"/>MUMBAI</text:p>
      <text:p text:style-name="P2">KRANTI<text:tab/><text:tab/> <text:s text:c="2"/>MUMBAI</text:p>
      <text:p text:style-name="P2">NAREN<text:tab/><text:tab/> <text:s text:c="2"/>MUMBAI</text:p>
      <text:p text:style-name="P2">FIROZ<text:tab/><text:tab/> <text:s text:c="2"/>DELHI</text:p>
      <text:p text:style-name="P2"/>
      <text:p text:style-name="P2">11 rows selected.</text:p>
      <text:p text:style-name="P2"/>
      <text:p text:style-name="P2">SQL&gt; select * from borrowB48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201 <text:s text:c="2"/>ANIL<text:tab/><text:tab/> VRCE<text:tab/><text:tab/><text:tab/> <text:s/>1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375 <text:s text:c="2"/>PRAMOD<text:tab/><text:tab/> VIRAR<text:tab/><text:tab/><text:tab/> <text:s/>6000</text:p>
      <text:p text:style-name="P2">481 <text:s text:c="2"/>KRANTI<text:tab/><text:tab/> NEHURU PLACE<text:tab/><text:tab/> <text:s/>3000</text:p>
      <text:p text:style-name="P2"><text:soft-page-break/>321 <text:s text:c="2"/>MANDHURI<text:tab/><text:tab/> ANDHERI<text:tab/><text:tab/> <text:s/>2000</text:p>
      <text:p text:style-name="P2"/>
      <text:p text:style-name="P2">6 rows selected.</text:p>
      <text:p text:style-name="P2"/>
      <text:p text:style-name="P2">SQL&gt; select * from depositB48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>101 <text:s text:c="2"/>SUNIL<text:tab/><text:tab/> AJNI<text:tab/><text:tab/> <text:s text:c="3"/>04-JAN-06<text:tab/> <text:s text:c="3"/>5350</text:p>
      <text:p text:style-name="P2">102 <text:s text:c="2"/>MEHUL<text:tab/><text:tab/> KAROLBAGH<text:tab/> <text:s text:c="3"/>17-NOV-05<text:tab/> <text:s text:c="3"/>3745</text:p>
      <text:p text:style-name="P2">104 <text:s text:c="2"/>PRAMOD<text:tab/><text:tab/> M.G.ROAD<text:tab/> <text:s text:c="3"/>27-MAR-06<text:tab/> <text:s text:c="3"/>3210</text:p>
      <text:p text:style-name="P2">105 <text:s text:c="2"/>SANDIP<text:tab/><text:tab/> ANDHERI<text:tab/> <text:s text:c="3"/>31-MAR-06<text:tab/> <text:s text:c="3"/>2140</text:p>
      <text:p text:style-name="P2">106 <text:s text:c="2"/>SHIVANI<text:tab/><text:tab/> VIRAR<text:tab/><text:tab/> <text:s text:c="3"/>05-SEP-05<text:tab/> <text:s text:c="3"/>1070</text:p>
      <text:p text:style-name="P2">107 <text:s text:c="2"/>KRANTI<text:tab/><text:tab/> NEHURU PLACE<text:tab/> <text:s text:c="3"/>02-JUL-05<text:tab/> <text:s text:c="3"/>5350</text:p>
      <text:p text:style-name="P2">108 <text:s text:c="2"/>NAREN<text:tab/><text:tab/> POWAI<text:tab/><text:tab/> <text:s text:c="3"/>10-AUG-05<text:tab/> <text:s text:c="3"/>7490</text:p>
      <text:p text:style-name="P2">103 <text:s text:c="2"/>MANDHURI<text:tab/><text:tab/> CHANDINI<text:tab/> <text:s text:c="3"/>17-DEC-05<text:tab/> <text:s text:c="3"/>1284</text:p>
      <text:p text:style-name="P2">109 <text:s text:c="2"/>FIROZ<text:tab/><text:tab/> VIRAR<text:tab/><text:tab/> <text:s text:c="3"/>22-APR-22<text:tab/> <text:s text:c="3"/>2140</text:p>
      <text:p text:style-name="P2"/>
      <text:p text:style-name="P2">10 rows selected.</text:p>
      <text:p text:style-name="P2"/>
      <text:p text:style-name="P2">SQL&gt; select * from branchB48;</text:p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>KAROLBAGH<text:tab/> <text:s text:c="2"/>DELHI</text:p>
      <text:p text:style-name="P2">CHANDINI<text:tab/> <text:s text:c="2"/>DELHI</text:p>
      <text:p text:style-name="P2">M.G.ROAD<text:tab/> <text:s text:c="2"/>BANGLORE</text:p>
      <text:p text:style-name="P2">ANDHERI <text:tab/> <text:s text:c="2"/>MUMBAI</text:p>
      <text:p text:style-name="P2">NEHURU PLACE<text:tab/> <text:s text:c="2"/>DELHI</text:p>
      <text:p text:style-name="P2">POWAI<text:tab/><text:tab/> <text:s text:c="2"/>MUMBAI</text:p>
      <text:p text:style-name="P2">DHARAMPETH<text:tab/> <text:s text:c="2"/>NAGPUR</text:p>
      <text:p text:style-name="P2">VIRAR<text:tab/><text:tab/> <text:s text:c="2"/>MUMBAI</text:p>
      <text:p text:style-name="P2"><text:soft-page-break/></text:p>
      <text:p text:style-name="P2">10 rows selected.</text:p>
      <text:p text:style-name="P2"/>
      <text:p text:style-name="P2">17. List Account number and amount of depositors.</text:p>
      <text:p text:style-name="P2"/>
      <text:p text:style-name="P2">select actno,amount from depositB48;</text:p>
      <text:p text:style-name="P2"/>
      <text:p text:style-name="P2"/>
      <text:p text:style-name="P2">ACTNO<text:tab/> <text:s/>AMOUNT</text:p>
      <text:p text:style-name="P2">----- ----------</text:p>
      <text:p text:style-name="P2">100<text:tab/> <text:s text:c="3"/>1070</text:p>
      <text:p text:style-name="P2">101<text:tab/> <text:s text:c="3"/>5350</text:p>
      <text:p text:style-name="P2">102<text:tab/> <text:s text:c="3"/>3745</text:p>
      <text:p text:style-name="P2">104<text:tab/> <text:s text:c="3"/>3210</text:p>
      <text:p text:style-name="P2">105<text:tab/> <text:s text:c="3"/>2140</text:p>
      <text:p text:style-name="P2">106<text:tab/> <text:s text:c="3"/>1070</text:p>
      <text:p text:style-name="P2">107<text:tab/> <text:s text:c="3"/>5350</text:p>
      <text:p text:style-name="P2">108<text:tab/> <text:s text:c="3"/>7490</text:p>
      <text:p text:style-name="P2">103<text:tab/> <text:s text:c="3"/>1284</text:p>
      <text:p text:style-name="P2">109<text:tab/> <text:s text:c="3"/>2140</text:p>
      <text:p text:style-name="P2"/>
      <text:p text:style-name="P2">10 rows selected.</text:p>
      <text:p text:style-name="P2"/>
      <text:p text:style-name="P2">18. List names of branches.</text:p>
      <text:p text:style-name="P2"/>
      <text:p text:style-name="P2"/>
      <text:p text:style-name="P2"><text:s/>select BNAME from branchB48;</text:p>
      <text:p text:style-name="P2"/>
      <text:p text:style-name="P2">BNAME</text:p>
      <text:p text:style-name="P2">------------------</text:p>
      <text:p text:style-name="P2">AJNI</text:p>
      <text:p text:style-name="P2">ANDHERI</text:p>
      <text:p text:style-name="P2">CHANDINI</text:p>
      <text:p text:style-name="P2">DHARAMPETH</text:p>
      <text:p text:style-name="P2">KAROLBAGH</text:p>
      <text:p text:style-name="P2"><text:soft-page-break/>M.G.ROAD</text:p>
      <text:p text:style-name="P2">NEHURU PLACE</text:p>
      <text:p text:style-name="P2">POWAI</text:p>
      <text:p text:style-name="P2">VIRAR</text:p>
      <text:p text:style-name="P2">VRCE</text:p>
      <text:p text:style-name="P2"/>
      <text:p text:style-name="P2">10 rows selected.</text:p>
      <text:p text:style-name="P2"/>
      <text:p text:style-name="P2">19. List names of customers living in the NAGPUR city.</text:p>
      <text:p text:style-name="P2"/>
      <text:p text:style-name="P2"><text:s/>select cname from custB48 where CITY='NAGPUR';</text:p>
      <text:p text:style-name="P2"/>
      <text:p text:style-name="P2">CNAME</text:p>
      <text:p text:style-name="P2">------------------</text:p>
      <text:p text:style-name="P2">MANDHURI</text:p>
      <text:p text:style-name="P2">PRAMOD</text:p>
      <text:p text:style-name="P2"/>
      <text:p text:style-name="P2"/>
      <text:p text:style-name="P2">20. List names of all branches located in the MUMBAI city.</text:p>
      <text:p text:style-name="P2"/>
      <text:p text:style-name="P2"><text:s/>select bname from branchB48 where CITY='MUMBAI';</text:p>
      <text:p text:style-name="P2"/>
      <text:p text:style-name="P2">BNAME</text:p>
      <text:p text:style-name="P2">------------------</text:p>
      <text:p text:style-name="P2">ANDHERI</text:p>
      <text:p text:style-name="P2">POWAI</text:p>
      <text:p text:style-name="P2">VIRAR</text:p>
      <text:p text:style-name="P2"/>
      <text:p text:style-name="P2">21. List names of customers who opened account after date ‘1-12-05’</text:p>
      <text:p text:style-name="P2"/>
      <text:p text:style-name="P2">select * from depositB48 where ADATE after '01/mar/2005';</text:p>
      <text:p text:style-name="P2"/>
      <text:p text:style-name="P2"/>
      <text:p text:style-name="P2">ACTNO CNAME<text:tab/><text:tab/> BNAME<text:tab/><text:tab/> <text:s text:c="3"/>ADATE<text:tab/> <text:s/>AMOUNT</text:p>
      <text:p text:style-name="P2"><text:soft-page-break/>----- ------------------ ------------------ --------- ----------</text:p>
      <text:p text:style-name="P2">100 <text:s text:c="2"/>ANIL<text:tab/><text:tab/> VRCE<text:tab/><text:tab/> <text:s text:c="3"/>01-MAR-05<text:tab/> <text:s text:c="3"/>1070</text:p>
      <text:p text:style-name="P2"/>
      <text:p text:style-name="P2"/>
      <text:p text:style-name="P2">22. List Account number and Deposit amount of customer having account opened between dates 1-6-05 and 1-12-05.</text:p>
      <text:p text:style-name="P2"/>
      <text:p text:style-name="P2">select actno,amount from depositB48 where ADATE between '01/jun/2005' and '01/dec/2005';</text:p>
      <text:p text:style-name="P2"/>
      <text:p text:style-name="P2">ACTNO<text:tab/> <text:s/>AMOUNT</text:p>
      <text:p text:style-name="P2">----- ----------</text:p>
      <text:p text:style-name="P2">102<text:tab/> <text:s text:c="3"/>3745</text:p>
      <text:p text:style-name="P2">106<text:tab/> <text:s text:c="3"/>1070</text:p>
      <text:p text:style-name="P2">107<text:tab/> <text:s text:c="3"/>5350</text:p>
      <text:p text:style-name="P2">108<text:tab/> <text:s text:c="3"/>7490</text:p>
      <text:p text:style-name="P2"/>
      <text:p text:style-name="P2">23. List the details of customer Anil such as Acno, Branch name, Amount, Date, native place and location of branch.</text:p>
      <text:p text:style-name="P2"/>
      <text:p text:style-name="P2">select actno,depositB48.bname as Branch_name,amount,adate,custB48.city as customer_place,branchB48.city as branch_location from depositB48,custB48,branchB48 where depositB48.cname=custB48.cname and custB48.cname='ANIL' and depositB48.bname=branchB48.bname;</text:p>
      <text:p text:style-name="P2"/>
      <text:p text:style-name="P2">ACTNO <text:s text:c="2"/>BRANCH_NAME<text:tab/> <text:s text:c="4"/>AMOUNT <text:s text:c="5"/>ADATE <text:s text:c="11"/>CUSTOMER_PLACE <text:s text:c="15"/>BRANCH_LOCATION</text:p>
      <text:p text:style-name="P2">----- ------------------ ---------- <text:s text:c="3"/>--------- <text:s text:c="7"/>----------------- <text:s text:c="8"/>-----------------------------</text:p>
      <text:p text:style-name="P2"/>
      <text:p text:style-name="P2">100 <text:s text:c="3"/>VRCE<text:tab/><text:tab/> <text:s text:c="4"/>1070 <text:s text:c="5"/>01-MAR-05 <text:s text:c="12"/>KOLKATA <text:s text:c="22"/>NAGPUR</text:p>
      <text:p text:style-name="P2"/>
      <text:p text:style-name="P2"><text:soft-page-break/>24. List names of borrowers having deposit amount more than 1000 and loan amount greater than 2000.</text:p>
      <text:p text:style-name="P2"/>
      <text:p text:style-name="P2"/>
      <text:p text:style-name="P2"><text:s/>select borrowB48.cname,depositB48.amount as deposit_amount ,borrowB48.amount as loan_amount from depositB48,borrowB48 where (depositB48.amount&gt;1000 and borrowB48.amount&gt;2000) and depositB48.cname=borrowB48.cname ;</text:p>
      <text:p text:style-name="P2"/>
      <text:p text:style-name="P2"/>
      <text:p text:style-name="P2"/>
      <text:p text:style-name="P2">CNAME<text:tab/><text:tab/> <text:s text:c="2"/>DEPOSIT_AMOUNT LOAN_AMOUNT</text:p>
      <text:p text:style-name="P2">------------------ -------------- -----------</text:p>
      <text:p text:style-name="P2">SUNIL<text:tab/><text:tab/><text:tab/> 5350<text:tab/> <text:s text:c="4"/>3000</text:p>
      <text:p text:style-name="P2">MEHUL<text:tab/><text:tab/><text:tab/> 3745<text:tab/> <text:s text:c="4"/>5000</text:p>
      <text:p text:style-name="P2">PRAMOD<text:tab/><text:tab/><text:tab/> 3210<text:tab/> <text:s text:c="4"/>6000</text:p>
      <text:p text:style-name="P2">KRANTI<text:tab/><text:tab/><text:tab/> 5350<text:tab/> <text:s text:c="4"/>3000</text:p>
      <text:p text:style-name="P2"/>
      <text:p text:style-name="P2"/>
      <text:p text:style-name="P2">25. List names of customers who are Depositors and have same Branch city as that of Sunil.</text:p>
      <text:p text:style-name="P2"/>
      <text:p text:style-name="P2">select * from depositB48 where bname=(select bname from depositB48 where cname='SUNIL');</text:p>
      <text:p text:style-name="P2"/>
      <text:p text:style-name="P2">ACTNO CNAME<text:tab/><text:tab/> BNAME<text:tab/><text:tab/> <text:s text:c="3"/>ADATE<text:tab/> <text:s/>AMOUNT</text:p>
      <text:p text:style-name="P2">----- ------------------ ------------------ --------- ----------</text:p>
      <text:p text:style-name="P2">101 <text:s text:c="2"/>SUNIL<text:tab/><text:tab/> AJNI<text:tab/><text:tab/> <text:s text:c="3"/>04-JAN-06<text:tab/> <text:s text:c="3"/>5350</text:p>
      <text:p text:style-name="P2"/>
      <text:p text:style-name="P2"/>
      <text:p text:style-name="P2"/>
      <text:p text:style-name="P2"/>
      <text:p text:style-name="P2"/>
      <text:p text:style-name="P2"><text:soft-page-break/>26. List names of depositors having the same branch city as that of Sunil and having the same living city as that of Anil.</text:p>
      <text:p text:style-name="P2"/>
      <text:p text:style-name="P2">select depositB48.cname,bname,city from depositB48,custB48 where bname=(select bname from depositB48 where cname='SUNIL') and custB48.city=(select city from custB48 where cname='ANIL');</text:p>
      <text:p text:style-name="P2"/>
      <text:p text:style-name="P2">CNAME<text:tab/><text:tab/> <text:s text:c="2"/>BNAME<text:tab/> <text:s text:c="5"/>CITY</text:p>
      <text:p text:style-name="P2">------------------ ------------------ ------------------------------</text:p>
      <text:p text:style-name="P2">SUNIL<text:tab/><text:tab/> <text:s text:c="2"/>AJNI <text:tab/> <text:s text:c="5"/>KOLKATA</text:p>
      <text:p text:style-name="P2"/>
      <text:p text:style-name="P2">27. List the Customer’s name ends with ‘I’</text:p>
      <text:p text:style-name="P2"/>
      <text:p text:style-name="P2"><text:s/>select * from custB48 where CNAME like '%I';</text:p>
      <text:p text:style-name="P2"/>
      <text:p text:style-name="P2"/>
      <text:p text:style-name="P2">CNAME<text:tab/><text:tab/> <text:s text:c="2"/>CITY</text:p>
      <text:p text:style-name="P2">------------------ ------------------------------</text:p>
      <text:p text:style-name="P2">MANDHURI<text:tab/> <text:s text:c="2"/>NAGPUR</text:p>
      <text:p text:style-name="P2">SHIVANI <text:tab/> <text:s text:c="2"/>MUMBAI</text:p>
      <text:p text:style-name="P2">KRANTI<text:tab/><text:tab/> <text:s text:c="2"/>MUMBAI</text:p>
      <text:p text:style-name="P2"/>
      <text:p text:style-name="P2">28. List all branch names having exactly 4 characters.</text:p>
      <text:p text:style-name="P2"/>
      <text:p text:style-name="P2">select * from branchB48 where BNAME like '____';</text:p>
      <text:p text:style-name="P2"/>
      <text:p text:style-name="P2"/>
      <text:p text:style-name="P2"/>
      <text:p text:style-name="P2">BNAME<text:tab/><text:tab/> <text:s text:c="2"/>CITY</text:p>
      <text:p text:style-name="P2">------------------ ------------------</text:p>
      <text:p text:style-name="P2">VRCE<text:tab/><text:tab/> <text:s text:c="2"/>NAGPUR</text:p>
      <text:p text:style-name="P2">AJNI<text:tab/><text:tab/> <text:s text:c="2"/>NAGPUR</text:p>
      <text:p text:style-name="P2"/>
      <text:p text:style-name="P2">29. List branches and their cities in ascending order of city names.</text:p>
      <text:p text:style-name="P2"><text:soft-page-break/></text:p>
      <text:p text:style-name="P2"><text:s/>select * from branchB48 order by CITY asc;</text:p>
      <text:p text:style-name="P2"/>
      <text:p text:style-name="P2"/>
      <text:p text:style-name="P2">BNAME<text:tab/><text:tab/> <text:s text:c="2"/>CITY</text:p>
      <text:p text:style-name="P2">------------------ ------------------</text:p>
      <text:p text:style-name="P2">M.G.ROAD<text:tab/> <text:s text:c="2"/>BANGLORE</text:p>
      <text:p text:style-name="P2">NEHURU PLACE<text:tab/> <text:s text:c="2"/>DELHI</text:p>
      <text:p text:style-name="P2">KAROLBAGH<text:tab/> <text:s text:c="2"/>DELHI</text:p>
      <text:p text:style-name="P2">CHANDINI<text:tab/> <text:s text:c="2"/>DELHI</text:p>
      <text:p text:style-name="P2">VIRAR<text:tab/><text:tab/> <text:s text:c="2"/>MUMBAI</text:p>
      <text:p text:style-name="P2">ANDHERI <text:tab/> <text:s text:c="2"/>MUMBAI</text:p>
      <text:p text:style-name="P2">POWAI<text:tab/><text:tab/> <text:s text:c="2"/>MUMBAI</text:p>
      <text:p text:style-name="P2">DHARAMPETH<text:tab/> <text:s text:c="2"/>NAGPUR</text:p>
      <text:p text:style-name="P2">AJNI<text:tab/><text:tab/> <text:s text:c="2"/>NAGPUR</text:p>
      <text:p text:style-name="P2">VRCE<text:tab/><text:tab/> <text:s text:c="2"/>NAGPUR</text:p>
      <text:p text:style-name="P2"/>
      <text:p text:style-name="P2">10 rows selected.</text:p>
      <text:p text:style-name="P2"/>
      <text:p text:style-name="P2">30. List details of loan in the order of highest amount to lowest.</text:p>
      <text:p text:style-name="P2"/>
      <text:p text:style-name="P2">select * from borrowB48 order by AMOUNT desc;</text:p>
      <text:p text:style-name="P2"/>
      <text:p text:style-name="P2">LOANN CNAME<text:tab/><text:tab/> BNAME<text:tab/><text:tab/><text:tab/>AMOUNT</text:p>
      <text:p text:style-name="P2">----- ------------------ ------------------ ----------</text:p>
      <text:p text:style-name="P2">375 <text:s text:c="2"/>PRAMOD<text:tab/><text:tab/> VIRAR<text:tab/><text:tab/><text:tab/> <text:s/>6000</text:p>
      <text:p text:style-name="P2">206 <text:s text:c="2"/>MEHUL<text:tab/><text:tab/> AJNI<text:tab/><text:tab/><text:tab/> <text:s/>5000</text:p>
      <text:p text:style-name="P2">311 <text:s text:c="2"/>SUNIL<text:tab/><text:tab/> DHARAMPETH<text:tab/><text:tab/> <text:s/>3000</text:p>
      <text:p text:style-name="P2">481 <text:s text:c="2"/>KRANTI<text:tab/><text:tab/> NEHURU PLACE<text:tab/><text:tab/> <text:s/>3000</text:p>
      <text:p text:style-name="P2">321 <text:s text:c="2"/>MANDHURI<text:tab/><text:tab/> ANDHERI<text:tab/><text:tab/> <text:s/>2000</text:p>
      <text:p text:style-name="P2">201 <text:s text:c="2"/>ANIL<text:tab/><text:tab/> VRCE<text:tab/><text:tab/><text:tab/> <text:s/>1000</text:p>
      <text:p text:style-name="P2"/>
      <text:p text:style-name="P2">6 rows selected.</text:p>
      <text:p text:style-name="P2"/>
      <text:p text:style-name="P6"><text:soft-page-break/>V. Optimizing databases (Join, Group by, Aggregate &amp; Set operations, Other operators like arithmetic, special etc):</text:p>
      <text:p text:style-name="P2">31. List all the customers who are both depositors and borrowers.</text:p>
      <text:p text:style-name="P2"/>
      <text:p text:style-name="P2">(select cname from depositB48) intersect (select cname from borrowB48);</text:p>
      <text:p text:style-name="P2"/>
      <text:p text:style-name="P2"/>
      <text:p text:style-name="P2">CNAME</text:p>
      <text:p text:style-name="P2">------------------</text:p>
      <text:p text:style-name="P2">ANIL</text:p>
      <text:p text:style-name="P2">KRANTI</text:p>
      <text:p text:style-name="P2">MANDHURI</text:p>
      <text:p text:style-name="P2">MEHUL</text:p>
      <text:p text:style-name="P2">PRAMOD</text:p>
      <text:p text:style-name="P2">SUNIL</text:p>
      <text:p text:style-name="P2"/>
      <text:p text:style-name="P2">6 rows selected.</text:p>
      <text:p text:style-name="P2"/>
      <text:p text:style-name="P2">32. List all customers who are Depositors but not borrowers.</text:p>
      <text:p text:style-name="P2"/>
      <text:p text:style-name="P2"/>
      <text:p text:style-name="P2">(select cname from depositB48) minus (select cname from borrowB48);</text:p>
      <text:p text:style-name="P2"/>
      <text:p text:style-name="P2">CNAME</text:p>
      <text:p text:style-name="P2">------------------</text:p>
      <text:p text:style-name="P2">FIROZ</text:p>
      <text:p text:style-name="P2">NAREN</text:p>
      <text:p text:style-name="P2">SANDIP</text:p>
      <text:p text:style-name="P2">SHIVANI</text:p>
      <text:p text:style-name="P2"/>
      <text:p text:style-name="P2">33. List all customers along with their amount who are either borrowers or depositors and living in NAGPUR.</text:p>
      <text:p text:style-name="P2"/>
      <text:p text:style-name="P2"><text:soft-page-break/></text:p>
      <text:p text:style-name="P2"/>
      <text:p text:style-name="P2"><text:s/>(select depositB48.cname,depositB48.amount from depositB48,custB48 where custB48.city='NAGPUR' and depositB48.cname=custB48.cname) union (select <text:s/>borrowB48.cname,borrowB48.amount from borrowB48,custB48 where custB48.city='NAGPUR' and borrowB48.cname=custB48.cname);</text:p>
      <text:p text:style-name="P2"/>
      <text:p text:style-name="P2"/>
      <text:p text:style-name="P2">CNAME<text:tab/><text:tab/> <text:s text:c="6"/>AMOUNT</text:p>
      <text:p text:style-name="P2">------------------ ----------</text:p>
      <text:p text:style-name="P2">MANDHURI<text:tab/><text:tab/> 1284</text:p>
      <text:p text:style-name="P2">MANDHURI<text:tab/><text:tab/> 2000</text:p>
      <text:p text:style-name="P2">PRAMOD<text:tab/><text:tab/><text:tab/> 3210</text:p>
      <text:p text:style-name="P2">PRAMOD<text:tab/><text:tab/><text:tab/> 6000</text:p>
      <text:p text:style-name="P2"/>
      <text:p text:style-name="P2">34. List total loan.</text:p>
      <text:p text:style-name="P2"/>
      <text:p text:style-name="P2"><text:s/>select sum(AMOUNT) as TOTAL_LOAN from borrowB48;</text:p>
      <text:p text:style-name="P2"/>
      <text:p text:style-name="P2"/>
      <text:p text:style-name="P2">TOTAL_LOAN</text:p>
      <text:p text:style-name="P2">----------</text:p>
      <text:p text:style-name="P2"><text:s/>20000</text:p>
      <text:p text:style-name="P2"><text:s/></text:p>
      <text:p text:style-name="P2">35. List total deposit of customer having account date later than 1-Jan-2006.</text:p>
      <text:p text:style-name="P2"/>
      <text:p text:style-name="P2"/>
      <text:p text:style-name="P2">select sum(amount) from depositB48 where adate&gt;'01-JAN-06';</text:p>
      <text:p text:style-name="P2"/>
      <text:p text:style-name="P2">SUM(AMOUNT)</text:p>
      <text:p text:style-name="P2">-----------</text:p>
      <text:p text:style-name="P2"><text:s text:c="2"/>12840</text:p>
      <text:p text:style-name="P2"><text:soft-page-break/></text:p>
      <text:p text:style-name="P2">36. List maximum deposit of customers living in MUMBAI.</text:p>
      <text:p text:style-name="P2"/>
      <text:p text:style-name="P2"/>
      <text:p text:style-name="P2">select max(amount)from depositB48,custB48 where custB48.city='MUMBAI' and <text:s/>depositB48.cname=custB48.cname; </text:p>
      <text:p text:style-name="P2"/>
      <text:p text:style-name="P2"/>
      <text:p text:style-name="P2">MAX(AMOUNT)</text:p>
      <text:p text:style-name="P2">-----------</text:p>
      <text:p text:style-name="P2"><text:s text:c="3"/>7490</text:p>
      <text:p text:style-name="P2"/>
      <text:p text:style-name="P2">37. Count total number of branch cities.</text:p>
      <text:p text:style-name="P2"/>
      <text:p text:style-name="P2">select count(distinct CITY) from branchB48;</text:p>
      <text:p text:style-name="P2"/>
      <text:p text:style-name="P2">COUNT(CITY)</text:p>
      <text:p text:style-name="P2">----------</text:p>
      <text:p text:style-name="P2"><text:s/>4</text:p>
      <text:p text:style-name="P2"/>
      <text:p text:style-name="P2">38. List branch name and branch wise deposit.</text:p>
      <text:p text:style-name="P2"/>
      <text:p text:style-name="P2"><text:s/>select bname,sum(amount) from depositB48 group by bname; </text:p>
      <text:p text:style-name="P2"/>
      <text:p text:style-name="P2"/>
      <text:p text:style-name="P2">BNAME<text:tab/><text:tab/> <text:s text:c="2"/>SUM(AMOUNT)</text:p>
      <text:p text:style-name="P2">------------------ -----------</text:p>
      <text:p text:style-name="P2">VRCE<text:tab/><text:tab/><text:tab/> <text:s/>1070</text:p>
      <text:p text:style-name="P2">AJNI<text:tab/><text:tab/><text:tab/> <text:s/>5350</text:p>
      <text:p text:style-name="P2">KAROLBAGH<text:tab/><text:tab/> <text:s/>3745</text:p>
      <text:p text:style-name="P2">M.G.ROAD<text:tab/><text:tab/> <text:s/>3210</text:p>
      <text:p text:style-name="P2">VIRAR<text:tab/><text:tab/><text:tab/> <text:s/>3210</text:p>
      <text:p text:style-name="P2">NEHURU PLACE<text:tab/><text:tab/> <text:s/>5350</text:p>
      <text:p text:style-name="P2">POWAI<text:tab/><text:tab/><text:tab/> <text:s/>7490</text:p>
      <text:p text:style-name="P2">CHANDINI<text:tab/><text:tab/> <text:s/>1284</text:p>
      <text:p text:style-name="P2"><text:soft-page-break/>ANDHERI <text:tab/><text:tab/> <text:s/>2140</text:p>
      <text:p text:style-name="P2"/>
      <text:p text:style-name="P2">9 rows selected.</text:p>
      <text:p text:style-name="P2"/>
      <text:p text:style-name="P2">39. Use natural join to connect customers with their branch city.</text:p>
      <text:p text:style-name="P2"/>
      <text:p text:style-name="P2"/>
      <text:p text:style-name="P2"><text:s/>select * from custB48 natural join branchB48;</text:p>
      <text:p text:style-name="P2"/>
      <text:p text:style-name="P2">CITY<text:tab/><text:tab/> <text:s text:c="2"/>CNAME<text:tab/> <text:s text:c="5"/>BNAME</text:p>
      <text:p text:style-name="P2">------------------ ------------------ ------------------</text:p>
      <text:p text:style-name="P2">DELHI<text:tab/><text:tab/> <text:s text:c="2"/>SUNIL<text:tab/> <text:s text:c="5"/>NEHURU PLACE</text:p>
      <text:p text:style-name="P2">DELHI<text:tab/><text:tab/> <text:s text:c="2"/>SUNIL<text:tab/> <text:s text:c="5"/>CHANDINI</text:p>
      <text:p text:style-name="P2">DELHI<text:tab/><text:tab/> <text:s text:c="2"/>SUNIL<text:tab/> <text:s text:c="5"/>KAROLBAGH</text:p>
      <text:p text:style-name="P2">NAGPUR<text:tab/><text:tab/> <text:s text:c="2"/>MANDHURI<text:tab/> <text:s text:c="5"/>DHARAMPETH</text:p>
      <text:p text:style-name="P2">NAGPUR<text:tab/><text:tab/> <text:s text:c="2"/>MANDHURI<text:tab/> <text:s text:c="5"/>AJNI</text:p>
      <text:p text:style-name="P2">NAGPUR<text:tab/><text:tab/> <text:s text:c="2"/>MANDHURI<text:tab/> <text:s text:c="5"/>VRCE</text:p>
      <text:p text:style-name="P2">NAGPUR<text:tab/><text:tab/> <text:s text:c="2"/>PRAMOD<text:tab/> <text:s text:c="5"/>DHARAMPETH</text:p>
      <text:p text:style-name="P2">NAGPUR<text:tab/><text:tab/> <text:s text:c="2"/>PRAMOD<text:tab/> <text:s text:c="5"/>AJNI</text:p>
      <text:p text:style-name="P2">NAGPUR<text:tab/><text:tab/> <text:s text:c="2"/>PRAMOD<text:tab/> <text:s text:c="5"/>VRCE</text:p>
      <text:p text:style-name="P2">MUMBAI<text:tab/><text:tab/> <text:s text:c="2"/>SHIVANI<text:tab/> <text:s text:c="5"/>VIRAR</text:p>
      <text:p text:style-name="P2">MUMBAI<text:tab/><text:tab/> <text:s text:c="2"/>SHIVANI<text:tab/> <text:s text:c="5"/>POWAI</text:p>
      <text:p text:style-name="P2">MUMBAI<text:tab/><text:tab/> <text:s text:c="2"/>SHIVANI<text:tab/> <text:s text:c="5"/>ANDHERI</text:p>
      <text:p text:style-name="P2">MUMBAI<text:tab/><text:tab/> <text:s text:c="2"/>KRANTI<text:tab/> <text:s text:c="5"/>VIRAR</text:p>
      <text:p text:style-name="P2">MUMBAI<text:tab/><text:tab/> <text:s text:c="2"/>KRANTI<text:tab/> <text:s text:c="5"/>POWAI</text:p>
      <text:p text:style-name="P2">MUMBAI<text:tab/><text:tab/> <text:s text:c="2"/>KRANTI<text:tab/> <text:s text:c="5"/>ANDHERI</text:p>
      <text:p text:style-name="P2">MUMBAI<text:tab/><text:tab/> <text:s text:c="2"/>NAREN<text:tab/> <text:s text:c="5"/>VIRAR</text:p>
      <text:p text:style-name="P2">MUMBAI<text:tab/><text:tab/> <text:s text:c="2"/>NAREN<text:tab/> <text:s text:c="5"/>POWAI</text:p>
      <text:p text:style-name="P2">MUMBAI<text:tab/><text:tab/> <text:s text:c="2"/>NAREN<text:tab/> <text:s text:c="5"/>ANDHERI</text:p>
      <text:p text:style-name="P2">DELHI<text:tab/><text:tab/> <text:s text:c="2"/>FIROZ<text:tab/> <text:s text:c="5"/>NEHURU PLACE</text:p>
      <text:p text:style-name="P2">DELHI<text:tab/><text:tab/> <text:s text:c="2"/>FIROZ<text:tab/> <text:s text:c="5"/>CHANDINI</text:p>
      <text:p text:style-name="P2">DELHI<text:tab/><text:tab/> <text:s text:c="2"/>FIROZ<text:tab/> <text:s text:c="5"/>KAROLBAGH</text:p>
      <text:p text:style-name="P2"/>
      <text:p text:style-name="P2">21 rows selected.</text:p>
      <text:p text:style-name="P2"/>
      <text:p text:style-name="P2"><text:soft-page-break/>40. List customers who have no loans using left outer join.</text:p>
      <text:p text:style-name="P2"/>
      <text:p text:style-name="P2">select * from custB48 natural left outer join borrowB48 where borrowB48.AMOUNT is null;</text:p>
      <text:p text:style-name="P2"/>
      <text:p text:style-name="P2"/>
      <text:p text:style-name="P2">CNAME<text:tab/><text:tab/> <text:s text:c="2"/>CITY <text:tab/><text:tab/><text:tab/> <text:s/>LOANN BNAME <text:s text:c="5"/>AMOUNT</text:p>
      <text:p text:style-name="P2">------------------ ------------------------------ ----- ------------------</text:p>
      <text:p text:style-name="P2"/>
      <text:p text:style-name="P2">SANDIP<text:tab/><text:tab/> <text:s text:c="2"/>SURAT</text:p>
      <text:p text:style-name="P2"/>
      <text:p text:style-name="P2">FIROZ<text:tab/><text:tab/> <text:s text:c="2"/>DELHI</text:p>
      <text:p text:style-name="P2"/>
      <text:p text:style-name="P2">NAREN<text:tab/><text:tab/> <text:s text:c="2"/>MUMBAI</text:p>
      <text:p text:style-name="P2"/>
      <text:p text:style-name="P2">MANDAR<text:tab/><text:tab/> <text:s text:c="2"/>PATNA</text:p>
      <text:p text:style-name="P2"/>
      <text:p text:style-name="P2">SHIVANI <text:tab/> <text:s text:c="2"/>MUMBAI</text:p>
      <text:p text:style-name="P2"/>
      <text:p text:style-name="P2"/>
      <text:p text:style-name="P2">41. List customers who are both depositors and borrowers using right outer join.</text:p>
      <text:p text:style-name="P2"/>
      <text:p text:style-name="P2">select * from borrowB48 natural right outer join custB48;</text:p>
      <text:p text:style-name="P2"/>
      <text:p text:style-name="P2"/>
      <text:p text:style-name="P2">CNAME<text:tab/><text:tab/> <text:s text:c="2"/>LOANN BNAME<text:tab/><text:tab/><text:tab/>AMOUNT <text:s text:c="2"/>CITY</text:p>
      <text:p text:style-name="P2">------------------ ----- ------------------ ----------</text:p>
      <text:p text:style-name="P2"/>
      <text:p text:style-name="P2">ANIL<text:tab/><text:tab/> <text:s text:c="2"/>201<text:tab/> VRCE<text:tab/><text:tab/><text:tab/> <text:s/>1000 <text:s/>KOLKATA</text:p>
      <text:p text:style-name="P2">MEHUL<text:tab/><text:tab/> <text:s text:c="2"/>206<text:tab/> AJNI<text:tab/><text:tab/><text:tab/> <text:s/>5000 <text:s/>BARODA</text:p>
      <text:p text:style-name="P2">SUNIL<text:tab/><text:tab/> <text:s text:c="2"/>311<text:tab/> DHARAMPETH<text:tab/><text:tab/> <text:s/>3000 <text:s/>DELHI</text:p>
      <text:p text:style-name="P2"><text:soft-page-break/>PRAMOD<text:tab/><text:tab/> <text:s text:c="2"/>375<text:tab/> VIRAR<text:tab/><text:tab/><text:tab/> <text:s/>6000 <text:s/>NAGPUR</text:p>
      <text:p text:style-name="P2">KRANTI<text:tab/><text:tab/> <text:s text:c="2"/>481<text:tab/> NEHURU PLACE<text:tab/> <text:s/>3000 <text:s/>MUMBAI</text:p>
      <text:p text:style-name="P2">MANDHURI<text:tab/> <text:s text:c="2"/>321<text:tab/> ANDHERI<text:tab/><text:tab/> <text:s/>2000 <text:s/>NAGPUR</text:p>
      <text:p text:style-name="P2">SANDIP <text:s text:c="37"/>SURAT</text:p>
      <text:p text:style-name="P2">FIROZ <text:s text:c="38"/>DELHI</text:p>
      <text:p text:style-name="P2">NAREN <text:s text:c="38"/>MUMBAI</text:p>
      <text:p text:style-name="P2">MANDAR <text:s text:c="37"/>PATNA</text:p>
      <text:p text:style-name="P2">SHIVANI <text:s text:c="36"/>MUMBAI</text:p>
      <text:p text:style-name="P2"/>
      <text:p text:style-name="P2"/>
      <text:p text:style-name="P2">11 rows selected.</text:p>
      <text:p text:style-name="P2">42. Display the account number and account opening date of customers in Nehru Place branch along with the loan data details with loan amount greater than 2500 using full outer join.</text:p>
      <text:p text:style-name="P2"/>
      <text:p text:style-name="P2"/>
      <text:p text:style-name="P2">select actno,adate,b.* from depositB48 d full outer join borrowB48 b on d.cname=b.cname where d.bname='NEHURU PLACE' and b.amount&gt;2500;</text:p>
      <text:p text:style-name="P2"/>
      <text:p text:style-name="P2">ACTNO ADATE<text:tab/> <text:s text:c="2"/>LOANN <text:s text:c="3"/>CNAME<text:tab/><text:tab/> <text:s text:c="2"/>BNAME<text:tab/> <text:s text:c="10"/>AMOUNT</text:p>
      <text:p text:style-name="P2">----- --------- <text:s text:c="2"/>----- ------------------ <text:s text:c="3"/>------------------ <text:s text:c="9"/>----------</text:p>
      <text:p text:style-name="P2">107 <text:s text:c="2"/>02-JUL-05 <text:s text:c="3"/>481 <text:s text:c="4"/>KRANTI<text:tab/><text:tab/> NEHURU PLACE<text:tab/><text:tab/> <text:s/>3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0:20:10.500095095</meta:creation-date>
    <dc:date>2022-05-21T09:39:37.332775183</dc:date>
    <meta:editing-duration>PT9M21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5" meta:paragraph-count="509" meta:word-count="2222" meta:character-count="19220" meta:non-whitespace-character-count="15356"/>
  </office:meta>
</office:document-meta>
</file>